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26a527"/>
    </style:style>
    <style:style style:name="T1" style:family="text">
      <style:text-properties officeooo:rsid="0026a5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 world</text:span></text:p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6-04-14T08:30:58.388804195</dc:date>
    <meta:editing-duration>PT1M40S</meta:editing-duration>
    <meta:editing-cycles>2</meta:editing-cycles>
    <meta:generator>Collabora_OfficeDev/5.0.10.29$Linux_X86_64 LibreOffice_project/bf4bd5091a44811cb6a95c5455bfd504741091f7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